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3fdc03" officeooo:paragraph-rsid="001c020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9ff2b7" officeooo:paragraph-rsid="009ff2b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6947d" officeooo:paragraph-rsid="0096947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986747" officeooo:paragraph-rsid="0098674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96947d" officeooo:paragraph-rsid="0096947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96947d" officeooo:paragraph-rsid="0096947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c0208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6947d" officeooo:paragraph-rsid="0096947d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6947d" officeooo:paragraph-rsid="0096947d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6947d" officeooo:paragraph-rsid="009b40a5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b40a5" officeooo:paragraph-rsid="009b40a5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86747" officeooo:paragraph-rsid="0098674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9ff2b7" officeooo:paragraph-rsid="009ff2b7" style:font-size-asian="12pt" style:font-weight-asian="bold" style:font-size-complex="12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96947d" officeooo:paragraph-rsid="0096947d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96947d" officeooo:paragraph-rsid="009b40a5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officeooo:rsid="0096947d" officeooo:paragraph-rsid="009b40a5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977c01" officeooo:paragraph-rsid="00977c01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officeooo:paragraph-rsid="0096947d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officeooo:paragraph-rsid="009b40a5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officeooo:rsid="0096947d" officeooo:paragraph-rsid="0096947d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officeooo:rsid="0096947d" officeooo:paragraph-rsid="009b40a5"/>
    </style:style>
    <style:style style:name="P22" style:family="paragraph" style:parent-style-name="Standard" style:list-style-name="L3">
      <style:paragraph-properties fo:text-align="start" style:justify-single-word="false"/>
      <style:text-properties officeooo:paragraph-rsid="009b40a5"/>
    </style:style>
    <style:style style:name="P23" style:family="paragraph" style:parent-style-name="Standard" style:list-style-name="L4">
      <style:paragraph-properties fo:text-align="start" style:justify-single-word="false"/>
      <style:text-properties officeooo:paragraph-rsid="009b40a5"/>
    </style:style>
    <style:style style:name="P24" style:family="paragraph" style:parent-style-name="Standard" style:list-style-name="L5">
      <style:paragraph-properties fo:text-align="start" style:justify-single-word="false"/>
      <style:text-properties officeooo:paragraph-rsid="00986747"/>
    </style:style>
    <style:style style:name="P25" style:family="paragraph" style:parent-style-name="Standard">
      <style:paragraph-properties fo:text-align="start" style:justify-single-word="false"/>
      <style:text-properties officeooo:paragraph-rsid="00986747"/>
    </style:style>
    <style:style style:name="P26" style:family="paragraph" style:parent-style-name="Standard" style:list-style-name="L4">
      <style:paragraph-properties fo:text-align="start" style:justify-single-word="false"/>
      <style:text-properties officeooo:rsid="009b40a5" officeooo:paragraph-rsid="009b40a5"/>
    </style:style>
    <style:style style:name="T1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DejaVu Sans Condensed" fo:font-size="12pt" fo:font-weight="normal" officeooo:rsid="00986747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99159f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9b40a5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96947d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9be694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bold" officeooo:rsid="006a599e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836c79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9a1b8c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977c01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96947d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9b40a5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9e9a20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96947d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fo:font-size="12pt" fo:font-weight="normal" officeooo:rsid="0096947d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fo:font-size="12pt" fo:font-weight="normal" officeooo:rsid="00977c01" style:font-size-asian="12pt" style:font-weight-asian="normal" style:font-size-complex="12pt" style:font-weight-complex="normal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977c01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7b2436" style:font-size-asian="12pt" style:font-size-complex="12pt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977c01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9b40a5" style:font-size-asian="12pt" style:font-weight-asian="normal" style:font-size-complex="12pt" style:font-weight-complex="normal"/>
    </style:style>
    <style:style style:name="T26" style:family="text">
      <style:text-properties officeooo:rsid="0099159f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977c01" style:font-weight-asian="bold" style:font-weight-complex="bold"/>
    </style:style>
    <style:style style:name="T29" style:family="text">
      <style:text-properties officeooo:rsid="00977c01"/>
    </style:style>
    <style:style style:name="T30" style:family="text">
      <style:text-properties officeooo:rsid="009be694"/>
    </style:style>
    <style:style style:name="T31" style:family="text">
      <style:text-properties officeooo:rsid="00a026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">3</text:span><text:span text:style-name="T8">0</text:span><text:span text:style-name="T9">2</text:span><text:span text:style-name="T10"> - </text:span><text:span text:style-name="T7">Flight - </text:span><text:span text:style-name="T10">Navigati</text:span><text:span text:style-name="T11">o</text:span><text:span text:style-name="T10">n</text:span></text:p>
      <text:p text:style-name="P1"/>
      <text:p text:style-name="P13">INS navigation<text:span text:style-name="T31"> -- WIP</text:span></text:p>
      <text:p text:style-name="P2">INS has two panels:</text:p>
      <text:p text:style-name="P2"><text:tab/>PCN - Right console forward, the keypad and digital readout</text:p>
      <text:p text:style-name="P2"><text:tab/>IDN - Lower right instrument panel, the HSI compass</text:p>
      <text:p text:style-name="P2"/>
      <text:p text:style-name="P1"/>
      <text:p text:style-name="P6"><text:span text:style-name="T22">T</text:span><text:span text:style-name="T21">ACAN navigation</text:span></text:p>
      <text:list xml:id="list3112774553" text:style-name="L1">
        <text:list-item>
          <text:p text:style-name="P8">TACAN panel is on right console.</text:p>
        </text:list-item>
      </text:list>
      <text:list xml:id="list1285179973" text:style-name="L2">
        <text:list-item>
          <text:p text:style-name="P9">Tune to TACAN channel with knobs.</text:p>
        </text:list-item>
        <text:list-item>
          <text:p text:style-name="P14"><text:span text:style-name="T23">Set mode</text:span><text:span text:style-name="T24"> with outer ring</text:span><text:span text:style-name="T23">:</text:span></text:p>
          <text:list>
            <text:list-item>
              <text:p text:style-name="P17"><text:span text:style-name="T19">OFF</text:span><text:span text:style-name="T23"> -- Off.</text:span></text:p>
            </text:list-item>
            <text:list-item>
              <text:p text:style-name="P14"><text:span text:style-name="T19">REC</text:span><text:span text:style-name="T23"> -- Receive, provides only bearing information.</text:span></text:p>
            </text:list-item>
            <text:list-item>
              <text:p text:style-name="P18"><text:span text:style-name="T15">T/R</text:span><text:span text:style-name="T17"> -- </text:span><text:span text:style-name="T18">Transmit/Receive, p</text:span><text:span text:style-name="T17">rovides bearing and range.</text:span></text:p>
            </text:list-item>
            <text:list-item>
              <text:p text:style-name="P18"><text:span text:style-name="T15">A/A</text:span><text:span text:style-name="T17"> -- </text:span><text:span text:style-name="T18">Air to Air, a</text:span><text:span text:style-name="T17">irborne TACAN stations (e.g. tankers)</text:span><text:span text:style-name="T18">.</text:span></text:p>
            </text:list-item>
          </text:list>
        </text:list-item>
        <text:list-item>
          <text:p text:style-name="P15"><text:span text:style-name="T23">When tuned, you should see a green light on the TACAN panel and hear the Morse identifier. <text:s/>You can set the TACAN volume on the volume controls panel (left console forward), </text:span><text:span text:style-name="T19">TAC</text:span><text:span text:style-name="T23"> knob.</text:span><text:span text:style-name="T25"> <text:s/>(Not currently working??)</text:span></text:p>
        </text:list-item>
        <text:list-item>
          <text:p text:style-name="P18"><text:span text:style-name="T17">On </text:span><text:span text:style-name="T15">HSI gauge</text:span><text:span text:style-name="T17"> (right lower instrument panel):</text:span></text:p>
          <text:list>
            <text:list-item>
              <text:p text:style-name="P20"><text:span text:style-name="T16">Mode lever</text:span><text:span text:style-name="T18"> (bottom)</text:span><text:span text:style-name="T16">:</text:span></text:p>
              <text:list>
                <text:list-item>
                  <text:p text:style-name="P14"><text:span text:style-name="T19">AR</text:span><text:span text:style-name="T23"> -- Arret (OFF)</text:span></text:p>
                </text:list-item>
                <text:list-item>
                  <text:p text:style-name="P14"><text:span text:style-name="T19">VT</text:span><text:span text:style-name="T23"> -- VOR and TACAN only</text:span></text:p>
                </text:list-item>
                <text:list-item>
                  <text:p text:style-name="P14"><text:span text:style-name="T19">TE</text:span><text:span text:style-name="T23"> -- Radar cursor bearing only</text:span></text:p>
                </text:list-item>
                <text:list-item>
                  <text:p text:style-name="P14"><text:span text:style-name="T19">TT</text:span><text:span text:style-name="T23"> -- VOR/TACAN and radar cursor bearing</text:span></text:p>
                </text:list-item>
              </text:list>
            </text:list-item>
            <text:list-item>
              <text:p text:style-name="P14"><text:span text:style-name="T23">Vector mode knob</text:span><text:span text:style-name="T24"> (upper right)</text:span><text:span text:style-name="T23">:</text:span></text:p>
              <text:list>
                <text:list-item>
                  <text:p text:style-name="P18"><text:span text:style-name="T15">N</text:span><text:span text:style-name="T17"> -- Shows bearing and distance to TACAN beacon itself.</text:span></text:p>
                </text:list-item>
                <text:list-item>
                  <text:p text:style-name="P14"><text:span text:style-name="T19">VECT ADD</text:span><text:span text:style-name="T23"> -- Shows bearing and distance to an offset point relative to the TACAN beacon specified by </text:span><text:span text:style-name="T19">RELEV</text:span><text:span text:style-name="T23"> (magnetic bearing) and </text:span><text:span text:style-name="T19">DIST</text:span><text:span text:style-name="T23"> (nmi) knobs.</text:span></text:p>
                </text:list-item>
              </text:list>
            </text:list-item>
            <text:list-item>
              <text:p text:style-name="P14"><text:span text:style-name="T19">Large arrow</text:span><text:span text:style-name="T23"> on HSI shows TACAN bearing or offset bearing.</text:span></text:p>
            </text:list-item>
          </text:list>
        </text:list-item>
        <text:list-item>
          <text:p text:style-name="P14"><text:span text:style-name="T23">To set a course, use </text:span><text:span text:style-name="T19">Omnibearing selector knob</text:span><text:span text:style-name="T23"> (right console next to TACAN panel)</text:span></text:p>
          <text:list>
            <text:list-item>
              <text:p text:style-name="P14"><text:span text:style-name="T23">Set knob outer ring to </text:span><text:span text:style-name="T19">TAC</text:span><text:span text:style-name="T23">, then turn knob to desired course.</text:span></text:p>
            </text:list-item>
            <text:list-item>
              <text:p text:style-name="P14"><text:span text:style-name="T19">Main artificial horizon indicator</text:span><text:span text:style-name="T23"> shows course deviation with </text:span><text:span text:style-name="T19">vertical yellow bar</text:span><text:span text:style-name="T23">.</text:span><text:span text:style-name="T24"> <text:s/>Top left of artificial horizon shows </text:span><text:span text:style-name="T20">TO</text:span><text:span text:style-name="T24"> or </text:span><text:span text:style-name="T20">FR</text:span><text:span text:style-name="T24"> indicating whether you're flying to or from the beacon. <text:s/>CDI bar always shows TO, so if flying FR you will need to correct in the opposite direction.</text:span></text:p>
            </text:list-item>
          </text:list>
        </text:list-item>
      </text:list>
      <text:p text:style-name="P3"/>
      <text:p text:style-name="P5">VOR/ILS</text:p>
      <text:list xml:id="list1227255975" text:style-name="L3">
        <text:list-item>
          <text:p text:style-name="P22"><text:span text:style-name="T4">VOR</text:span><text:span text:style-name="T5"> panel is on right console.</text:span></text:p>
        </text:list-item>
      </text:list>
      <text:list xml:id="list2035598811" text:style-name="L4">
        <text:list-item>
          <text:p text:style-name="P26"><text:span text:style-name="T5">T</text:span><text:span text:style-name="T1">urn on VOR receiver with left knob outer ring to M (turn off with A).</text:span></text:p>
        </text:list-item>
        <text:list-item>
          <text:p text:style-name="P23"><text:span text:style-name="T5">Tune to </text:span><text:span text:style-name="T4">VOR</text:span><text:span text:style-name="T5"> </text:span><text:span text:style-name="T4">frequency </text:span><text:span text:style-name="T5">with knobs.</text:span></text:p>
        </text:list-item>
        <text:list-item>
          <text:p text:style-name="P23"><text:span text:style-name="T5">When tuned, you should </text:span><text:span text:style-name="T4">hear the VOR morse identifier</text:span><text:span text:style-name="T5">. <text:s/>You can set the </text:span><text:span text:style-name="T4">VOR </text:span><text:span text:style-name="T5">volume on the volume controls panel (left console forward), </text:span><text:span text:style-name="T13">VOR</text:span><text:span text:style-name="T5"> knob.</text:span><text:span text:style-name="T4"> <text:s/>(Not currently working??)</text:span></text:p>
        </text:list-item>
        <text:list-item>
          <text:p text:style-name="P19"><text:span text:style-name="T17">On </text:span><text:span text:style-name="T15">HSI gauge</text:span><text:span text:style-name="T17"> (right lower instrument panel):</text:span></text:p>
          <text:list>
            <text:list-item>
              <text:p text:style-name="P21"><text:span text:style-name="T16">Mode lever</text:span><text:span text:style-name="T18"> (bottom)</text:span><text:span text:style-name="T16">:</text:span></text:p>
              <text:list>
                <text:list-item>
                  <text:p text:style-name="P16"><text:span text:style-name="T19">AR</text:span><text:span text:style-name="T23"> -- Arret (OFF)</text:span></text:p>
                </text:list-item>
                <text:list-item>
                  <text:p text:style-name="P16"><text:span text:style-name="T19">VT</text:span><text:span text:style-name="T23"> -- VOR and TACAN only</text:span></text:p>
                </text:list-item>
                <text:list-item>
                  <text:p text:style-name="P16"><text:span text:style-name="T19">TE</text:span><text:span text:style-name="T23"> -- Radar cursor bearing only</text:span></text:p>
                </text:list-item>
                <text:list-item>
                  <text:p text:style-name="P16"><text:span text:style-name="T19">TT</text:span><text:span text:style-name="T23"> -- VOR/TACAN and radar cursor bearing</text:span></text:p>
                </text:list-item>
              </text:list>
            </text:list-item>
            <text:list-item>
              <text:p text:style-name="P11">VOR only gives bearing, not distance, therefore vector mode cannot be used with VOR, only with TACAN.</text:p>
            </text:list-item>
            <text:list-item>
              <text:p text:style-name="P23"><text:span text:style-name="T13">Small </text:span><text:span text:style-name="T12">arrow</text:span><text:span text:style-name="T5"> on </text:span><text:span text:style-name="T4">inside of compass ring on </text:span><text:span text:style-name="T5">HSI shows </text:span><text:span text:style-name="T4">VOR</text:span><text:span text:style-name="T5"> bearing.</text:span></text:p>
            </text:list-item>
          </text:list>
        </text:list-item>
        <text:list-item>
          <text:p text:style-name="P16"><text:span text:style-name="T23">To set a course, use </text:span><text:span text:style-name="T19">Omnibearing selector knob</text:span><text:span text:style-name="T23"> (right console next to TACAN panel)</text:span></text:p>
          <text:list>
            <text:list-item>
              <text:p text:style-name="P16"><text:span text:style-name="T23">Set knob outer ring to </text:span><text:span text:style-name="T19">TAC</text:span><text:span text:style-name="T23">, then turn knob to desired course.</text:span></text:p>
            </text:list-item>
            <text:list-item>
              <text:p text:style-name="P10"><text:span text:style-name="T27">Main artificial horizon indicator</text:span> shows course deviation with <text:span text:style-name="T27">vertical yellow bar</text:span>.<text:span text:style-name="T29"> <text:s/>Top left of artificial horizon shows </text:span><text:span text:style-name="T28">TO</text:span><text:span text:style-name="T29"> or </text:span><text:span text:style-name="T28">FR</text:span><text:span text:style-name="T29"> indicating whether you're flying to or from the beacon. <text:s/>CDI bar always shows TO, so if flying FR you will need to correct in the opposite direction.</text:span></text:p>
            </text:list-item>
          </text:list>
        </text:list-item>
      </text:list>
      <text:p text:style-name="P25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26T14:13:52.082000000</dc:date>
    <meta:editing-duration>P1DT17H7M24S</meta:editing-duration>
    <meta:editing-cycles>11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3" meta:word-count="497" meta:character-count="2694" meta:non-whitespace-character-count="2266"/>
  </office:meta>
</office:document-meta>
</file>